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48579" officeooo:paragraph-rsid="000ca769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c4404" officeooo:paragraph-rsid="000c4404"/>
    </style:style>
    <style:style style:name="P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5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0c4404"/>
    </style:style>
    <style:style style:name="P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0c4404" officeooo:paragraph-rsid="000c4404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0c4404" officeooo:paragraph-rsid="000c4404"/>
    </style:style>
    <style:style style:name="P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rsid="000c4404" officeooo:paragraph-rsid="000c4404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0d74df" officeooo:paragraph-rsid="000d74df"/>
    </style:style>
    <style:style style:name="P1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rsid="000e5bd0" officeooo:paragraph-rsid="000e5bd0"/>
    </style:style>
    <style:style style:name="P1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rsid="000e5bd0" officeooo:paragraph-rsid="000e5bd0"/>
    </style:style>
    <style:style style:name="P13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rsid="000e5bd0" officeooo:paragraph-rsid="000e5bd0"/>
    </style:style>
    <style:style style:name="P14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officeooo:rsid="000e5bd0" officeooo:paragraph-rsid="000e5bd0"/>
    </style:style>
    <style:style style:name="P15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officeooo:rsid="000f1113" officeooo:paragraph-rsid="000f1113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0c4404" officeooo:paragraph-rsid="000c4404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officeooo:rsid="000c4404" officeooo:paragraph-rsid="000c4404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0pt" fo:font-style="normal" officeooo:rsid="000c4404" officeooo:paragraph-rsid="000c4404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officeooo:rsid="000c4404" officeooo:paragraph-rsid="000c4404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rsid="000c4404" officeooo:paragraph-rsid="000c4404"/>
    </style:style>
    <style:style style:name="P22" style:family="paragraph" style:parent-style-name="Standard" style:master-page-name="">
      <loext:graphic-properties draw:fill="none"/>
      <style:paragraph-properties fo:margin-left="9.2cm" fo:margin-right="0cm" fo:text-align="start" style:justify-single-word="false" fo:text-indent="0cm" style:auto-text-indent="false" style:page-number="auto" fo:background-color="transparent"/>
      <style:text-properties style:font-name="Arial" officeooo:rsid="000c4404" officeooo:paragraph-rsid="000c4404"/>
    </style:style>
    <style:style style:name="P23" style:family="paragraph" style:parent-style-name="Standard">
      <loext:graphic-properties draw:fill="none"/>
      <style:paragraph-properties fo:margin-left="9.2cm" fo:margin-right="0cm" fo:text-align="start" style:justify-single-word="false" fo:text-indent="0cm" style:auto-text-indent="false" fo:background-color="transparent"/>
      <style:text-properties style:font-name="Arial" officeooo:rsid="000c4404" officeooo:paragraph-rsid="000c44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3" style:family="text">
      <style:text-properties style:font-name="Arial" fo:font-size="12pt" fo:font-style="normal" officeooo:rsid="000c4404" style:font-size-asian="10.5pt" style:font-style-asian="normal" style:font-size-complex="12pt" style:font-style-complex="normal"/>
    </style:style>
    <style:style style:name="T4" style:family="text">
      <style:text-properties officeooo:rsid="000ca7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<text:span text:style-name="T4">potential outline</text:span></text:p>
      <text:p text:style-name="P2">Avital Sternin</text:p>
      <text:p text:style-name="P3"/>
      <text:p text:style-name="P20">What is it like to a ________ adult?</text:p>
      <text:p text:style-name="P22">young</text:p>
      <text:p text:style-name="P23">old</text:p>
      <text:p text:style-name="P23">healthy</text:p>
      <text:p text:style-name="P23">disordered</text:p>
      <text:p text:style-name="P16"/>
      <text:p text:style-name="P17">What is it like to be a bat? - Thomas Nagel</text:p>
      <text:p text:style-name="P17">“At present, we are completely unequipped to think about the subjective character of experience without relying on the imagination – without taking up the point of view of the experiential subject. This should be regarded as a challenge to form new concepts and devise a new method – an<text:span text:style-name="T1"> objective phenomenology</text:span> not dependent on empathy or the imagination”</text:p>
      <text:p text:style-name="P18">phenomenology: systematic reflection on and study of the structures of consciousness and the phenomena that appear in acts of consciousness. </text:p>
      <text:p text:style-name="P19"/>
      <text:p text:style-name="P19">Two parts to the puzzle:</text:p>
      <text:list xml:id="list1439426101" text:style-name="L4">
        <text:list-item>
          <text:p text:style-name="P4">how the subject perceives the world</text:p>
        </text:list-item>
      </text:list>
      <text:list xml:id="list3903621021" text:style-name="L7">
        <text:list-item>
          <text:list>
            <text:list-item>
              <text:p text:style-name="P6"><text:span text:style-name="T3">previous experiences</text:span></text:p>
            </text:list-item>
            <text:list-item>
              <text:p text:style-name="P5">memory</text:p>
            </text:list-item>
          </text:list>
        </text:list-item>
      </text:list>
      <text:list xml:id="list151413999556652" text:continue-list="list1439426101" text:style-name="L4">
        <text:list-item>
          <text:p text:style-name="P4">how the subject interacts with the world</text:p>
        </text:list-item>
      </text:list>
      <text:list xml:id="list3159129292" text:style-name="L5">
        <text:list-item>
          <text:list>
            <text:list-item>
              <text:p text:style-name="P7"><text:span text:style-name="T2">cognitive abilities</text:span></text:p>
            </text:list-item>
          </text:list>
        </text:list-item>
      </text:list>
      <text:p text:style-name="P8"><text:span text:style-name="T2"/></text:p>
      <text:p text:style-name="P8"><text:span text:style-name="T2">Can we use intersubject synchrony (driven by music) to probe and discover what it is like to be an adult human in the world? </text:span></text:p>
      <text:list xml:id="list3329727319" text:style-name="L9">
        <text:list-item>
          <text:p text:style-name="P9"><text:span text:style-name="T2">Using ISS to music as the objective method</text:span></text:p>
        </text:list-item>
      </text:list>
      <text:p text:style-name="P21"><text:span text:style-name="T2"/></text:p>
      <text:p text:style-name="P10"><text:span text:style-name="T2"/></text:p>
      <text:p text:style-name="P10"><text:span text:style-name="T2">What is it like to be an aging adult? </text:span></text:p>
      <text:list xml:id="list2367591168" text:style-name="L10">
        <text:list-item>
          <text:p text:style-name="P11"><text:span text:style-name="T2">Measuring cognition with age – why CBS is a good addition to the MoCA</text:span></text:p>
        </text:list-item>
        <text:list-item>
          <text:p text:style-name="P11"><text:span text:style-name="T2">Older adult synchrony to familiar and unfamiliar music</text:span></text:p>
          <text:list>
            <text:list-item>
              <text:p text:style-name="P11"><text:span text:style-name="T2">compared to young adults</text:span></text:p>
            </text:list-item>
          </text:list>
        </text:list-item>
      </text:list>
      <text:p text:style-name="P10"><text:span text:style-name="T2">How do older adults perceive their world? (through music perception)</text:span></text:p>
      <text:list xml:id="list3599578832" text:style-name="L11">
        <text:list-item>
          <text:p text:style-name="P12"><text:span text:style-name="T2">Older adult synchrony to familiar and unfamiliar music (trained AND long known)</text:span></text:p>
          <text:list>
            <text:list-item>
              <text:p text:style-name="P12"><text:span text:style-name="T2">compared to young adults</text:span></text:p>
            </text:list-item>
          </text:list>
        </text:list-item>
        <text:list-item>
          <text:p text:style-name="P12"><text:span text:style-name="T2">Older adult marker of music familiarity</text:span></text:p>
          <text:list>
            <text:list-item>
              <text:p text:style-name="P12"><text:span text:style-name="T2">compared to young adults</text:span></text:p>
            </text:list-item>
          </text:list>
        </text:list-item>
      </text:list>
      <text:p text:style-name="P10"><text:span text:style-name="T2">Do the cognitive abilities of older adults affect how they perceive their world? </text:span></text:p>
      <text:list xml:id="list931421260" text:style-name="L12">
        <text:list-item>
          <text:p text:style-name="P13"><text:span text:style-name="T2">CBS related to synchrony to music</text:span></text:p>
        </text:list-item>
      </text:list>
      <text:p text:style-name="P10"><text:span text:style-name="T2">What happens in the presence of a neurodegenerative disease?</text:span></text:p>
      <text:list xml:id="list3265186945" text:style-name="L13">
        <text:list-item>
          <text:p text:style-name="P14"><text:span text:style-name="T2">Scanning AD patients to well known music? (the link would be the older adult trained AND long known data)</text:span></text:p>
          <text:list>
            <text:list-item>
              <text:p text:style-name="P14"><text:span text:style-name="T2">Maybe early stages</text:span></text:p>
            </text:list-item>
            <text:list-item>
              <text:p text:style-name="P14"><text:span text:style-name="T2">or early dementia</text:span></text:p>
            </text:list-item>
          </text:list>
        </text:list-item>
        <text:list-item>
          <text:p text:style-name="P15"><text:span text:style-name="T2">Hachinski RUSH data – AFLM grant?</text:span></text:p>
          <text:list>
            <text:list-item>
              <text:p text:style-name="P15"><text:span text:style-name="T2">Understanding how aspects of cognition/emotion/mobility change with age and with disease progression</text:span></text:p>
            </text:list-item>
          </text:list>
        </text:list-item>
      </text:list>
      <text:p text:style-name="P10"><text:soft-page-break/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10:46.683179709</meta:creation-date>
    <meta:editing-duration>PT5H43M16S</meta:editing-duration>
    <meta:editing-cycles>8</meta:editing-cycles>
    <meta:generator>LibreOffice/5.3.7.2$Windows_X86_64 LibreOffice_project/6b8ed514a9f8b44d37a1b96673cbbdd077e24059</meta:generator>
    <dc:date>2018-04-20T15:14:13.070000000</dc:date>
    <meta:document-statistic meta:table-count="0" meta:image-count="0" meta:object-count="0" meta:page-count="2" meta:paragraph-count="35" meta:word-count="318" meta:character-count="1833" meta:non-whitespace-character-count="1561"/>
  </office:meta>
</office:document-meta>
</file>